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2.572cm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72cm" svg:height="2.021cm" svg:x="9.688cm" svg:y="1.889cm">
          <draw:text-box>
            <text:p text:style-name="P3">Country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0T12:48:57.249000000</meta:creation-date>
    <meta:print-date>2021-02-07T09:58:02.201000000</meta:print-date>
    <dc:date>2021-02-07T11:21:35.544000000</dc:date>
    <meta:editing-duration>PT1H25M58S</meta:editing-duration>
    <meta:editing-cycles>6</meta:editing-cycles>
    <meta:generator>LibreOffice/6.0.7.3$Linux_X86_64 LibreOffice_project/00m0$Build-3</meta:generator>
    <meta:document-statistic meta:object-count="3"/>
  </office:meta>
</office:document-meta>
</file>